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egoe UI Historic" svg:font-family="'Segoe UI Historic', 'Segoe UI', Helvetica, Arial, sans-serif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paragraph-rsid="00034656"/>
    </style:style>
    <style:style style:name="P2" style:family="paragraph" style:parent-style-name="Standard">
      <style:paragraph-properties fo:line-height="100%"/>
      <style:text-properties style:use-window-font-color="true" loext:opacity="0%" style:font-name="Calibri" fo:font-size="11pt" fo:language="en" fo:country="US" officeooo:paragraph-rsid="00034656" style:font-size-asian="11pt"/>
    </style:style>
    <style:style style:name="P3" style:family="paragraph" style:parent-style-name="Standard">
      <style:paragraph-properties fo:line-height="100%"/>
      <style:text-properties style:use-window-font-color="true" loext:opacity="0%" style:font-name="Calibri" fo:font-size="11pt" fo:language="en" fo:country="US" officeooo:paragraph-rsid="00034656" style:font-size-asian="11pt"/>
    </style:style>
    <style:style style:name="T1" style:family="text">
      <style:text-properties style:use-window-font-color="true" loext:opacity="0%" style:font-name="Calibri" fo:font-size="11pt" fo:language="en" fo:country="US" style:font-size-asian="11pt"/>
    </style:style>
    <style:style style:name="T2" style:family="text">
      <style:text-properties style:use-window-font-color="true" loext:opacity="0%" style:font-name="Calibri" fo:font-size="11pt" fo:language="el" fo:country="GR" style:font-size-asian="11pt"/>
    </style:style>
    <style:style style:name="T3" style:family="text">
      <style:text-properties style:use-window-font-color="true" loext:opacity="0%" style:font-name="Cambria Math" fo:font-size="11pt" fo:language="el" fo:country="GR" style:font-size-asian="11pt"/>
    </style:style>
    <style:style style:name="T4" style:family="text">
      <style:text-properties fo:font-variant="normal" fo:text-transform="none" fo:color="#050505" loext:opacity="100%" style:font-name="Segoe UI Historic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ramatica G. Tip si limbaj?</text:p>
      <text:p text:style-name="P2"/>
      <text:p text:style-name="P2">G = &lt;{X, Y}, {x, z, y}, {yY -&gt; yyz, zY -&gt; Yz, X -&gt; xyz|xXY}, X&gt;</text:p>
      <text:p text:style-name="P2"/>
      <text:p text:style-name="P1"><text:span text:style-name="T1">Formula generala:</text:span><text:line-break/><text:span text:style-name="T1">G = &lt;N, E, P, S&gt;</text:span></text:p>
      <text:p text:style-name="P2">N = alfabetul simbolurilor neterminale = {X, Y}</text:p>
      <text:p text:style-name="P2">E = alfabetul simbolurilor terminale = {x, z, y}</text:p>
      <text:p text:style-name="P2">P = multimea productiilor = {yY -&gt; yyz, zY -&gt; Yz, X -&gt; xyz|xXY}</text:p>
      <text:p text:style-name="P2">S = simbolul de start = X</text:p>
      <text:p text:style-name="P2"/>
      <text:p text:style-name="P2">Cum aflii tipul:</text:p>
      <text:p text:style-name="P2">TIP 3: X -&gt; x , sau X -&gt; xY , sau X -&gt; Yx (regulata / liniara)</text:p>
      <text:p text:style-name="P2"><text:tab/>- in stanga sagetii, un singur simbol neterminal</text:p>
      <text:p text:style-name="P2"><text:tab/>- in dreapta sagetii:</text:p>
      <text:p text:style-name="P2"><text:tab/><text:tab/>-&gt; un simbol terminal (obligatoriu)</text:p>
      <text:p text:style-name="P2"><text:tab/><text:tab/>-&gt; un simbol neterminal (neobligatoriu)</text:p>
      <text:p text:style-name="P2"><text:tab/><text:tab/>TOTAL, MAX 2 SIMBOLURI</text:p>
      <text:p text:style-name="P1"><text:span text:style-name="T1">TIP 2: X -&gt; </text:span><text:span text:style-name="T2">γ</text:span><text:span text:style-name="T1"> (independenta de context )</text:span></text:p>
      <text:p text:style-name="P2"><text:tab/>- in stanga sagetii, un singur simbol neterminal</text:p>
      <text:p text:style-name="P1"><text:span text:style-name="T1"><text:tab/>- in dreapta sagetii, </text:span><text:span text:style-name="T2">γ</text:span><text:span text:style-name="T1"> (orice)</text:span></text:p>
      <text:p text:style-name="P1"><text:span text:style-name="T1">TIP 1: </text:span><text:span text:style-name="T2">α</text:span><text:span text:style-name="T1">X</text:span><text:span text:style-name="T2">β </text:span><text:span text:style-name="T3">→</text:span><text:span text:style-name="T2"> αγβ</text:span><text:span text:style-name="T1"> (dependenta de context), </text:span><text:span text:style-name="T2">γ </text:span><text:span text:style-name="T3">≠</text:span><text:span text:style-name="T2"> λ</text:span><text:span text:style-name="T1"> în contextul </text:span><text:span text:style-name="T2">α .. β</text:span></text:p>
      <text:p text:style-name="P1"><text:span text:style-name="T1"><text:tab/>- X se transforma daca are <text:s/></text:span><text:span text:style-name="T2">α</text:span><text:span text:style-name="T1"> si </text:span><text:span text:style-name="T2">β</text:span><text:span text:style-name="T1"> langa (</text:span><text:span text:style-name="T2">α</text:span><text:span text:style-name="T1"> si </text:span><text:span text:style-name="T2">β</text:span><text:span text:style-name="T1"> pot fi siruri vide)</text:span></text:p>
      <text:p text:style-name="P2">TIP 0: daca nu e niciuna din cele de mai sus</text:p>
      <text:p text:style-name="P2"/>
      <text:p text:style-name="P2">La noi, P = multimea productiilor = {yY -&gt; yyz, zY -&gt; Yz, X -&gt; xyz|xXY}</text:p>
      <text:p text:style-name="P2">Obs ca nu e Tip 3, nu e Tip 2</text:p>
      <text:p text:style-name="P2">Are potential de a fi tip 1, DAR productia zY -&gt; Yz nu merge pt Tip 1</text:p>
      <text:p text:style-name="P2">=&gt; E TIP 0</text:p>
      <text:p text:style-name="P2"/>
      <text:p text:style-name="P2"><text:span text:style-name="T4">Gramatica de tip 1 are doar tranformari de tipul: un simbol neterminal (ex: A) care se afla intr-un context (ex: intre alfa si beta, una dintre cele 2 putand sa nu existe) se transforma in orice (orice diferit de string vid=gamma_mic) pastrandu-si contextul (alfa gamma_mic beta)</text:span> 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egoe UI Historic" svg:font-family="'Segoe UI Historic', 'Segoe UI', Helvetica, Arial, sans-serif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1T16:02:16.653000000</dc:date>
    <meta:editing-duration>PT7M52S</meta:editing-duration>
    <meta:editing-cycles>3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25" meta:word-count="275" meta:character-count="1318" meta:non-whitespace-character-count="1055"/>
  </office:meta>
</office:document-meta>
</file>